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P2" style:family="paragraph">
      <loext:graphic-properties draw:fill="none"/>
      <style:paragraph-properties fo:text-align="start"/>
    </style:style>
    <style:style style:name="P3" style:family="paragraph">
      <style:paragraph-properties fo:margin-top="0in" fo:margin-bottom="0in" fo:line-height="100%" fo:text-align="center"/>
    </style:style>
    <style:style style:name="P4" style:family="paragraph">
      <loext:graphic-properties draw:fill="solid" draw:fill-color="#cfe2f3"/>
      <style:paragraph-properties fo:margin-top="0in" fo:margin-bottom="0in" fo:line-height="100%" fo:text-align="center"/>
    </style:style>
    <style:style style:name="P5" style:family="paragraph">
      <loext:graphic-properties draw:fill="none"/>
      <style:paragraph-properties fo:margin-top="0in" fo:margin-bottom="0in" fo:line-height="100%" fo:text-align="center"/>
    </style:style>
    <style:style style:name="P6" style:family="paragraph">
      <style:paragraph-properties fo:margin-top="0in" fo:margin-bottom="0in" fo:line-height="100%" fo:text-align="start"/>
    </style:style>
    <style:style style:name="P7" style:family="paragraph">
      <loext:graphic-properties draw:fill="none"/>
      <style:paragraph-properties fo:margin-top="0in" fo:margin-bottom="0in" fo:line-height="100%" fo:text-align="start"/>
    </style:style>
    <style:style style:name="P8" style:family="paragraph">
      <loext:graphic-properties draw:fill="solid" draw:fill-color="#cfe2f3"/>
      <style:paragraph-properties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in" fo:min-width="4.6752in" fo:padding-top="0.1in" fo:padding-bottom="0.1in" fo:padding-left="0.1in" fo:padding-right="0.1in" fo:wrap-option="wrap" style:run-through="foreground"/>
    </style:style>
    <style:style style:name="gr3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5098in" fo:min-width="0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228in" fo:min-width="0.7661in" fo:padding-top="0.1in" fo:padding-bottom="0.1in" fo:padding-left="0.1in" fo:padding-right="0.1in" fo:wrap-option="wrap" style:run-through="foreground"/>
    </style:style>
    <style:style style:name="gr5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2283in" fo:min-width="0.339in" fo:padding-top="0.1in" fo:padding-bottom="0.1in" fo:padding-left="0.1in" fo:padding-right="0.1in" fo:wrap-option="wrap" style:run-through="foreground"/>
    </style:style>
    <style:style style:name="gr6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in" fo:min-width="4.7346in" fo:padding-top="0.1in" fo:padding-bottom="0.1in" fo:padding-left="0.1in" fo:padding-right="0.1in" fo:wrap-option="wrap" style:run-through="foreground"/>
    </style:style>
    <style:style style:name="gr7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402in" fo:min-width="0in" fo:padding-top="0.1in" fo:padding-bottom="0.1in" fo:padding-left="0.1in" fo:padding-right="0.1in" fo:wrap-option="wrap" style:run-through="foreground"/>
    </style:style>
    <style:style style:name="gr8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228in" fo:min-width="0.6071in" fo:padding-top="0.1in" fo:padding-bottom="0.1in" fo:padding-left="0.1in" fo:padding-right="0.1in" fo:wrap-option="wrap" style:run-through="foreground"/>
    </style:style>
    <style:style style:name="gr9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in" fo:min-width="4.6909in" fo:padding-top="0.1in" fo:padding-bottom="0.1in" fo:padding-left="0.1in" fo:padding-right="0.1in" fo:wrap-option="wrap" style:run-through="foreground"/>
    </style:style>
    <style:style style:name="gr10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4016in" fo:min-width="0in" fo:padding-top="0.1in" fo:padding-bottom="0.1in" fo:padding-left="0.1in" fo:padding-right="0.1in" fo:wrap-option="wrap" style:run-through="foreground"/>
    </style:style>
    <style:style style:name="gr11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228in" fo:min-width="0.339in" fo:padding-top="0.1in" fo:padding-bottom="0.1in" fo:padding-left="0.1in" fo:padding-right="0.1in" fo:wrap-option="wrap" style:run-through="foreground"/>
    </style:style>
    <style:style style:name="gr12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in" fo:min-width="4.6953in" fo:padding-top="0.1in" fo:padding-bottom="0.1in" fo:padding-left="0.1in" fo:padding-right="0.1in" fo:wrap-option="wrap" style:run-through="foreground"/>
    </style:style>
    <style:style style:name="gr13" style:family="graphic">
      <style:graphic-properties draw:stroke="dash" draw:stroke-dash="Dashed_20__28_var_29__20_4" svg:stroke-width="0.0102in" svg:stroke-color="#000000" draw:stroke-linejoin="round" draw:fill="none" draw:textarea-vertical-align="middle" draw:auto-grow-height="false" draw:fit-to-size="false" style:shrink-to-fit="false" fo:min-height="2.7528in" fo:min-width="0in" fo:padding-top="0.1in" fo:padding-bottom="0.1in" fo:padding-left="0.1in" fo:padding-right="0.1in" fo:wrap-option="wrap" style:run-through="foreground"/>
    </style:style>
    <style:style style:name="gr14" style:family="graphic">
      <style:graphic-properties draw:stroke="none" svg:stroke-width="0in" draw:fill="none" draw:textarea-vertical-align="top" draw:auto-grow-height="false" draw:fit-to-size="false" style:shrink-to-fit="false" fo:min-height="0.1346in" fo:min-width="0.4681in" fo:padding-top="0.1in" fo:padding-bottom="0.1in" fo:padding-left="0.1in" fo:padding-right="0.1in" fo:wrap-option="wrap" style:run-through="foreground"/>
    </style:style>
    <style:style style:name="gr15" style:family="graphic">
      <style:graphic-properties draw:stroke="dash" draw:stroke-dash="Dashed_20__28_var_29__20_4" svg:stroke-width="0.0102in" svg:stroke-color="#000000" draw:stroke-linejoin="round" draw:fill="none" draw:textarea-vertical-align="middle" draw:auto-grow-height="false" draw:fit-to-size="false" style:shrink-to-fit="false" fo:min-height="2.7646in" fo:min-width="0in" fo:padding-top="0.1in" fo:padding-bottom="0.1in" fo:padding-left="0.1in" fo:padding-right="0.1in" fo:wrap-option="wrap" style:run-through="foreground"/>
    </style:style>
    <style:style style:name="gr16" style:family="graphic">
      <style:graphic-properties draw:stroke="none" svg:stroke-width="0in" draw:fill="none" draw:textarea-vertical-align="top" draw:auto-grow-height="false" draw:fit-to-size="false" style:shrink-to-fit="false" fo:min-height="0.1346in" fo:min-width="0.4689in" fo:padding-top="0.1in" fo:padding-bottom="0.1in" fo:padding-left="0.1in" fo:padding-right="0.1in" fo:wrap-option="wrap" style:run-through="foreground"/>
    </style:style>
    <style:style style:name="gr17" style:family="graphic">
      <style:graphic-properties draw:stroke="dash" draw:stroke-dash="Dashed_20__28_var_29__20_4" svg:stroke-width="0.0102in" svg:stroke-color="#000000" draw:stroke-linejoin="round" draw:fill="none" draw:textarea-vertical-align="middle" draw:auto-grow-height="false" draw:fit-to-size="false" style:shrink-to-fit="false" fo:min-height="2.7429in" fo:min-width="0in" fo:padding-top="0.1in" fo:padding-bottom="0.1in" fo:padding-left="0.1in" fo:padding-right="0.1in" fo:wrap-option="wrap" style:run-through="foreground"/>
    </style:style>
    <style:style style:name="gr18" style:family="graphic">
      <style:graphic-properties draw:stroke="dash" draw:stroke-dash="Dashed_20__28_var_29__20_4" svg:stroke-width="0.0102in" svg:stroke-color="#000000" draw:stroke-linejoin="round" draw:fill="none" draw:textarea-vertical-align="middle" draw:auto-grow-height="false" draw:fit-to-size="false" style:shrink-to-fit="false" fo:min-height="2.7681in" fo:min-width="0in" fo:padding-top="0.1in" fo:padding-bottom="0.1in" fo:padding-left="0.1in" fo:padding-right="0.1in" fo:wrap-option="wrap" style:run-through="foreground"/>
    </style:style>
    <style:style style:name="gr19" style:family="graphic">
      <style:graphic-properties draw:stroke="dash" draw:stroke-dash="Dashed_20__28_var_29__20_4" svg:stroke-width="0.0102in" svg:stroke-color="#000000" draw:stroke-linejoin="round" draw:fill="none" draw:textarea-vertical-align="middle" draw:auto-grow-height="false" draw:fit-to-size="false" style:shrink-to-fit="false" fo:min-height="2.7445in" fo:min-width="0in" fo:padding-top="0.1in" fo:padding-bottom="0.1in" fo:padding-left="0.1in" fo:padding-right="0.1in" fo:wrap-option="wrap" style:run-through="foreground"/>
    </style:style>
    <style:style style:name="gr20" style:family="graphic">
      <style:graphic-properties draw:stroke="none" svg:stroke-width="0in" draw:fill="none" draw:textarea-vertical-align="top" draw:auto-grow-height="false" draw:fit-to-size="false" style:shrink-to-fit="false" fo:min-height="0.0957in" fo:min-width="0.2701in" fo:padding-top="0.1in" fo:padding-bottom="0.1in" fo:padding-left="0.1in" fo:padding-right="0.1in" fo:wrap-option="wrap" style:run-through="foreground"/>
    </style:style>
    <style:style style:name="gr21" style:family="graphic">
      <style:graphic-properties draw:stroke="none" svg:stroke-width="0in" draw:fill="none" draw:textarea-vertical-align="top" draw:auto-grow-height="false" draw:fit-to-size="false" style:shrink-to-fit="false" fo:min-height="0.0957in" fo:min-width="0.3929in" fo:padding-top="0.1in" fo:padding-bottom="0.1in" fo:padding-left="0.1in" fo:padding-right="0.1in" fo:wrap-option="wrap" style:run-through="foreground"/>
    </style:style>
    <style:style style:name="gr22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1055in" fo:min-width="0.3161in" fo:padding-top="0.1in" fo:padding-bottom="0.1in" fo:padding-left="0.1in" fo:padding-right="0.1in" fo:wrap-option="wrap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as-char" draw:z-index="0" draw:style-name="gr1"><draw:custom-shape draw:style-name="gr2" draw:text-style-name="P2" svg:width="4.8752in" svg:height="0.013in" draw:transform="rotate (-3.14159265358979) translate (5.46736111111111in 1.15625in)"><text:p/><draw:enhanced-geometry draw:mirror-horizontal="true" draw:mirror-vertical="false" svg:viewBox="0 0 21600 21600" draw:type="mso-spt32" draw:enhanced-path="M 0 0 L 21600 21600 N"/></draw:custom-shape><draw:custom-shape draw:style-name="gr3" draw:text-style-name="P2" svg:width="0.0169in" svg:height="0.7098in" draw:transform="rotate (-3.14159265358979) translate (0.609722222222222in 1.18194444444444in)"><text:p/><draw:enhanced-geometry draw:mirror-horizontal="true" draw:mirror-vertical="false" svg:viewBox="0 0 21600 21600" draw:type="mso-spt32" draw:enhanced-path="M 0 0 L 21600 21600 N"/></draw:custom-shape><draw:custom-shape draw:name="Shape 4" draw:style-name="gr4" draw:text-style-name="P4" svg:width="0.9657in" svg:height="0.4276in" svg:x="0.6016in" svg:y="0.7283in"><text:p text:style-name="P3"><text:span text:style-name="T1">Motor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5" draw:style-name="gr5" draw:text-style-name="P4" svg:width="0.5386in" svg:height="0.428in" svg:x="1.5756in" svg:y="1.4681in"><text:p text:style-name="P3"><text:span text:style-name="T1">Motor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" draw:text-style-name="P2" svg:width="4.935in" svg:height="0.0087in" svg:x="0.5925in" svg:y="1.8972in"><text:p/><draw:enhanced-geometry draw:mirror-horizontal="false" draw:mirror-vertical="false" svg:viewBox="0 0 21600 21600" draw:type="mso-spt32" draw:enhanced-path="M 0 0 L 21600 21600 N"/></draw:custom-shape><draw:custom-shape draw:style-name="gr7" draw:text-style-name="P2" svg:width="0.0012in" svg:height="0.6024in" draw:transform="rotate (-3.14159265358979) translate (0.602083333333333in 1.90555555555556in)"><text:p/><draw:enhanced-geometry draw:mirror-horizontal="false" draw:mirror-vertical="false" svg:viewBox="0 0 21600 21600" draw:type="mso-spt32" draw:enhanced-path="M 0 0 L 21600 21600 N"/></draw:custom-shape><draw:custom-shape draw:name="Shape 8" draw:style-name="gr8" draw:text-style-name="P4" svg:width="0.8067in" svg:height="0.4276in" svg:x="2.1425in" svg:y="2.2807in"><text:p text:style-name="P3"><text:span text:style-name="T1">Motor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9" draw:text-style-name="P2" svg:width="4.8913in" svg:height="0.0197in" svg:x="0.602in" svg:y="2.7in"><text:p/><draw:enhanced-geometry draw:mirror-horizontal="false" draw:mirror-vertical="false" svg:viewBox="0 0 21600 21600" draw:type="mso-spt32" draw:enhanced-path="M 0 0 L 21600 21600 N"/></draw:custom-shape><draw:custom-shape draw:style-name="gr10" draw:text-style-name="P2" svg:width="0.0012in" svg:height="0.6016in" draw:transform="rotate (-3.14159265358979) translate (0.611805555555555in 2.70833333333333in)"><text:p/><draw:enhanced-geometry draw:mirror-horizontal="false" draw:mirror-vertical="false" svg:viewBox="0 0 21600 21600" draw:type="mso-spt32" draw:enhanced-path="M 0 0 L 21600 21600 N"/></draw:custom-shape><draw:custom-shape draw:name="Shape 11" draw:style-name="gr11" draw:text-style-name="P4" svg:width="0.5386in" svg:height="0.4276in" svg:x="2.9535in" svg:y="2.9417in"><text:p text:style-name="P3"><text:span text:style-name="T1">Motor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2" draw:text-style-name="P2" svg:width="4.8953in" svg:height="0.0059in" draw:transform="rotate (-3.14159265358979) translate (5.49305555555556in 3.36875in)"><text:p/><draw:enhanced-geometry draw:mirror-horizontal="true" draw:mirror-vertical="false" svg:viewBox="0 0 21600 21600" draw:type="mso-spt32" draw:enhanced-path="M 0 0 L 21600 21600 N"/></draw:custom-shape><draw:custom-shape draw:style-name="gr10" draw:text-style-name="P2" svg:width="0.0012in" svg:height="0.6016in" draw:transform="rotate (-3.14159265358979) translate (0.607638888888889in 3.37708333333333in)"><text:p/><draw:enhanced-geometry draw:mirror-horizontal="false" draw:mirror-vertical="false" svg:viewBox="0 0 21600 21600" draw:type="mso-spt32" draw:enhanced-path="M 0 0 L 21600 21600 N"/></draw:custom-shape><draw:custom-shape draw:name="Shape 14" draw:style-name="gr4" draw:text-style-name="P4" svg:width="0.9657in" svg:height="0.4276in" svg:x="3.5098in" svg:y="0.7201in"><text:p text:style-name="P3"><text:span text:style-name="T1">Motor0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" draw:text-style-name="P2" svg:width="0.0016in" svg:height="2.9531in" svg:x="1.5673in" svg:y="0.4339in"><text:p/><draw:enhanced-geometry draw:mirror-horizontal="true" draw:mirror-vertical="false" svg:viewBox="0 0 21600 21600" draw:type="mso-spt32" draw:enhanced-path="M 0 0 L 21600 21600 N"/></draw:custom-shape><draw:custom-shape draw:name="Shape 16" draw:style-name="gr14" draw:text-style-name="P5" svg:width="0.6677in" svg:height="0.3343in" svg:x="1.2701in" svg:y="0.0327in"><text:p text:style-name="P3"><text:span text:style-name="T1">Timer Interrup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" draw:text-style-name="P2" svg:width="0.0177in" svg:height="2.9531in" svg:x="2.1228in" svg:y="0.4252in"><text:p/><draw:enhanced-geometry draw:mirror-horizontal="false" draw:mirror-vertical="false" svg:viewBox="0 0 21600 21600" draw:type="mso-spt32" draw:enhanced-path="M 0 0 L 21600 21600 N"/></draw:custom-shape><draw:custom-shape draw:name="Shape 18" draw:style-name="gr14" draw:text-style-name="P5" svg:width="0.6677in" svg:height="0.3343in" svg:x="1.8228in" svg:y="0.0244in"><text:p text:style-name="P3"><text:span text:style-name="T1">Timer Interrup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5" draw:text-style-name="P2" svg:width="0.0224in" svg:height="2.965in" svg:x="2.9398in" svg:y="0.4134in"><text:p/><draw:enhanced-geometry draw:mirror-horizontal="false" draw:mirror-vertical="false" svg:viewBox="0 0 21600 21600" draw:type="mso-spt32" draw:enhanced-path="M 0 0 L 21600 21600 N"/></draw:custom-shape><draw:custom-shape draw:name="Shape 20" draw:style-name="gr16" draw:text-style-name="P5" svg:width="0.6685in" svg:height="0.3343in" svg:x="2.639in" svg:y="0.0126in"><text:p text:style-name="P3"><text:span text:style-name="T1">Timer Interrup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7" draw:text-style-name="P2" svg:width="0.0012in" svg:height="2.9433in" svg:x="3.5075in" svg:y="0.4181in"><text:p/><draw:enhanced-geometry draw:mirror-horizontal="false" draw:mirror-vertical="false" svg:viewBox="0 0 21600 21600" draw:type="mso-spt32" draw:enhanced-path="M 0 0 L 21600 21600 N"/></draw:custom-shape><draw:custom-shape draw:name="Shape 22" draw:style-name="gr14" draw:text-style-name="P5" svg:width="0.6677in" svg:height="0.3343in" svg:x="3.2083in" svg:y="0.0173in"><text:p text:style-name="P3"><text:span text:style-name="T1">Timer Interrup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8" draw:text-style-name="P2" svg:width="0.0012in" svg:height="2.9685in" svg:x="4.4756in" svg:y="0.4098in"><text:p/><draw:enhanced-geometry draw:mirror-horizontal="false" draw:mirror-vertical="false" svg:viewBox="0 0 21600 21600" draw:type="mso-spt32" draw:enhanced-path="M 0 0 L 21600 21600 N"/></draw:custom-shape><draw:custom-shape draw:name="Shape 24" draw:style-name="gr14" draw:text-style-name="P5" svg:width="0.6677in" svg:height="0.3343in" svg:x="4.1756in" svg:y="0.0083in"><text:p text:style-name="P3"><text:span text:style-name="T1">Timer Interrup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9" draw:text-style-name="P2" svg:width="0.0087in" svg:height="2.9449in" svg:x="0.6008in" svg:y="0.4339in"><text:p/><draw:enhanced-geometry draw:mirror-horizontal="false" draw:mirror-vertical="false" svg:viewBox="0 0 21600 21600" draw:type="mso-spt32" draw:enhanced-path="M 0 0 L 21600 21600 N"/></draw:custom-shape><draw:custom-shape draw:name="Shape 26" draw:style-name="gr14" draw:text-style-name="P5" svg:width="0.6677in" svg:height="0.3343in" svg:x="0.3008in" svg:y="0.0327in"><text:p text:style-name="P3"><text:span text:style-name="T1">Timer Interrup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7" draw:style-name="gr20" draw:text-style-name="P7" svg:width="0.4697in" svg:height="0.2953in" svg:x="5.0575in" svg:y="1.1437in"><text:p text:style-name="P6"><text:span text:style-name="T1">tick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8" draw:style-name="gr20" draw:text-style-name="P7" svg:width="0.4697in" svg:height="0.2953in" svg:x="5.0575in" svg:y="1.922in"><text:p text:style-name="P6"><text:span text:style-name="T1">tick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9" draw:style-name="gr20" draw:text-style-name="P7" svg:width="0.4697in" svg:height="0.2953in" svg:x="5.1173in" svg:y="2.7193in"><text:p text:style-name="P6"><text:span text:style-name="T1">tick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0" draw:style-name="gr21" draw:text-style-name="P7" svg:width="0.5925in" svg:height="0.2953in" svg:x="0.0681in" svg:y="0.4811in"><text:p text:style-name="P6"><text:span text:style-name="T1">PD4 (V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1" draw:style-name="gr21" draw:text-style-name="P7" svg:width="0.5925in" svg:height="0.2953in" svg:x="0.0055in" svg:y="1.3854in"><text:p text:style-name="P6"><text:span text:style-name="T1">PD5 (V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2" draw:style-name="gr21" draw:text-style-name="P7" svg:width="0.5925in" svg:height="0.2953in" svg:x="0.0063in" svg:y="2.128in"><text:p text:style-name="P6"><text:span text:style-name="T1">PD6 (V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3" draw:style-name="gr21" draw:text-style-name="P7" svg:width="0.5925in" svg:height="0.2953in" svg:x="0in" svg:y="2.8346in"><text:p text:style-name="P6"><text:span text:style-name="T1">PD7 (V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4" draw:style-name="gr20" draw:text-style-name="P7" svg:width="0.4697in" svg:height="0.2953in" svg:x="5.2598in" svg:y="3.4272in"><text:p text:style-name="P6"><text:span text:style-name="T1">tick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5" draw:style-name="gr5" draw:text-style-name="P4" svg:width="0.5386in" svg:height="0.428in" svg:x="4.4756in" svg:y="1.478in"><text:p text:style-name="P3"><text:span text:style-name="T1">Motor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8" draw:text-style-name="P2" svg:width="0.0012in" svg:height="2.9685in" svg:x="5.0102in" svg:y="0.4016in"><text:p/><draw:enhanced-geometry draw:mirror-horizontal="false" draw:mirror-vertical="false" svg:viewBox="0 0 21600 21600" draw:type="mso-spt32" draw:enhanced-path="M 0 0 L 21600 21600 N"/></draw:custom-shape><draw:custom-shape draw:name="Shape 37" draw:style-name="gr14" draw:text-style-name="P5" svg:width="0.6677in" svg:height="0.3343in" svg:x="4.7102in" svg:y="0in"><text:p text:style-name="P3"><text:span text:style-name="T1">Timer Interrup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8" draw:style-name="gr22" draw:text-style-name="P8" svg:width="0.5157in" svg:height="0.3807in" draw:transform="rotate (1.5707963267949) translate (5.01875in 2.71319444444444in)"><text:p text:style-name="P6"/><draw:enhanced-geometry draw:mirror-horizontal="false" draw:mirror-vertical="false" drawooo:sub-view-size="21600 21600" draw:text-areas="0 0 ?f4 ?f0" svg:viewBox="0 0 0 0" draw:type="ooxml-flowChartDocument" draw:enhanced-path="M 0 0 L 21600 0 21600 17322 C 10800 17322 10800 23922 0 20172 Z N"><draw:equation draw:name="f0" draw:formula="logheight*17322/21600"/><draw:equation draw:name="f1" draw:formula="logheight*20172/21600"/><draw:equation draw:name="f2" draw:formula="logwidth/2"/><draw:equation draw:name="f3" draw:formula="logheight/2"/><draw:equation draw:name="f4" draw:formula="logwidth"/></draw:enhanced-geometry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0551in" draw:distance="0.041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0" meta:character-count="0" meta:non-whitespace-character-count="0"/>
    <meta:generator>LibreOfficeDev/6.0.5.2$Linux_X86_64 LibreOffice_project/</meta:generator>
  </office:meta>
</office:document-meta>
</file>